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d54" officeooo:paragraph-rsid="00096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 </text:p>
      <text:p text:style-name="P1"><text:s text:c="9"/>ghp_XTplmG45T1MWeW96fANeHEqXvn3K5L2x3Fc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5:16:27.903324396</meta:creation-date>
    <dc:date>2025-03-03T15:17:26.030521604</dc:date>
    <meta:editing-duration>PT1M1S</meta:editing-duration>
    <meta:editing-cycles>1</meta:editing-cycles>
    <meta:document-statistic meta:table-count="0" meta:image-count="0" meta:object-count="0" meta:page-count="1" meta:paragraph-count="2" meta:word-count="3" meta:character-count="62" meta:non-whitespace-character-count="51"/>
    <meta:generator>LibreOffice/24.2.7.2$Linux_X86_64 LibreOffice_project/420$Build-2</meta:generator>
  </office:meta>
</office:document-meta>
</file>